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d8d" officeooo:paragraph-rsid="0015bd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AD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43:33.395991509</meta:creation-date>
    <dc:date>2015-03-10T11:44:18.62429374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4.2.7.2$Linux_X86_64 LibreOffice_project/420m0$Build-2</meta:generator>
  </office:meta>
</office:document-meta>
</file>